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ignore-even-headers-footers="true" co:time-zone="10800" office:version="1.2">
  <office:font-face-decls>
    <style:font-face style:name="Times New Roman" svg:font-family="Times New Roman"/>
  </office:font-face-decls>
  <office:automatic-styles>
    <style:style co:numbering-list-id="list_4" style:family="paragraph" style:list-style-name="numList_2" style:name="P3" style:parent-style-name="Standard"/>
    <style:style style:family="paragraph" style:master-page-name="Standard" style:name="P1" style:parent-style-name="Text_body"/>
    <style:style style:family="paragraph" style:name="P5" style:parent-style-name="Standard">
      <style:text-properties fo:font-family="Times New Roman" style:font-name="Times New Roman"/>
    </style:style>
    <style:style co:numbering-list-id="list_1" style:family="paragraph" style:list-style-name="numList_1" style:name="P2" style:parent-style-name="Standard"/>
    <style:style co:numbering-list-id="list_5" style:family="paragraph" style:list-style-name="numList_1" style:name="P4" style:parent-style-name="Standard"/>
    <style:style co:numbering-list-id="list_6" style:family="paragraph" style:list-style-name="numList_2" style:name="P6" style:parent-style-name="Table_Contents"/>
    <style:style style:family="text" style:name="T2">
      <style:text-properties fo:font-style="italic" fo:font-weight="bold" style:font-style-asian="italic" style:font-style-complex="italic" style:font-weight-asian="bold" style:font-weight-complex="bold"/>
    </style:style>
    <style:style style:family="text" style:name="T1">
      <style:text-properties fo:font-weight="bold" style:font-weight-asian="bold" style:font-weight-complex="bold"/>
    </style:style>
    <style:style style:family="text" style:name="T3">
      <style:text-properties fo:font-family="Times New Roman" style:font-name="Times New Roman"/>
    </style:style>
    <style:style style:family="table" style:name="Table1">
      <co:linked-style style-name="Cell1"/>
      <style:table-properties style:width="498.6145pt" table:align="left" table:display="true"/>
    </style:style>
    <style:style style:family="table-cell" style:name="Cell1">
      <co:linked-style style-name="Table1"/>
    </style:style>
    <style:style style:family="table-column" style:name="Col1">
      <style:table-column-properties style:column-width="198.5671pt" style:use-optimal-column-width="false"/>
    </style:style>
    <style:style style:family="table-column" style:name="Col2">
      <style:table-column-properties style:column-width="300.0474pt" style:use-optimal-column-width="true"/>
    </style:style>
    <style:style style:family="table-cell" style:name="Cell6">
      <style:table-cell-properties fo:border-bottom="0pt solid #000000" fo:border-left="0pt solid #000000" fo:border-right="0pt solid #000000" fo:border-top="none" fo:padding-bottom="2.7496pt" fo:padding-left="2.7496pt" fo:padding-right="2.7496pt" fo:padding-top="2.7496pt" fo:wrap-option="wrap" style:vertical-align="top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bottom-theme-color>
          <value>
            <rgba>000000FF</rgba>
          </value>
        </co:border-bottom-theme-color>
      </style:table-cell-properties>
      <style:graphic-properties draw:textarea-vertical-align="top" fo:padding-bottom="2.7496pt" fo:padding-left="2.7496pt" fo:padding-right="2.7496pt" fo:padding-top="2.7496pt"/>
      <style:paragraph-properties/>
    </style:style>
    <style:style style:family="table-cell" style:name="Cell3">
      <style:table-cell-properties fo:border-bottom="0pt solid #000000" fo:border-left="0pt solid #000000" fo:border-right="0pt solid #000000" fo:border-top="0pt solid #000000" fo:padding-bottom="2.7496pt" fo:padding-left="2.7496pt" fo:padding-right="2.7496pt" fo:padding-top="2.7496pt" fo:wrap-option="wrap" style:vertical-align="top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table-cell-properties>
      <style:graphic-properties draw:textarea-vertical-align="top" fo:padding-bottom="2.7496pt" fo:padding-left="2.7496pt" fo:padding-right="2.7496pt" fo:padding-top="2.7496pt"/>
      <style:paragraph-properties/>
    </style:style>
    <style:style style:family="table-cell" style:name="Cell2">
      <style:table-cell-properties fo:border-bottom="0pt solid #000000" fo:border-left="0pt solid #000000" fo:border-right="none" fo:border-top="0pt solid #000000" fo:padding-bottom="2.7496pt" fo:padding-left="2.7496pt" fo:padding-right="2.7496pt" fo:padding-top="2.7496pt" fo:wrap-option="wrap" style:vertical-align="top">
        <co:border-left-theme-color>
          <value>
            <rgba>000000FF</rgba>
          </value>
        </co:border-lef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table-cell-properties>
      <style:graphic-properties draw:textarea-vertical-align="top" fo:padding-bottom="2.7496pt" fo:padding-left="2.7496pt" fo:padding-right="2.7496pt" fo:padding-top="2.7496pt"/>
      <style:paragraph-properties/>
    </style:style>
    <style:style style:family="table-cell" style:name="Cell5">
      <style:table-cell-properties fo:border-bottom="0pt solid #000000" fo:border-left="0pt solid #000000" fo:border-right="none" fo:border-top="none" fo:padding-bottom="2.7496pt" fo:padding-left="2.7496pt" fo:padding-right="2.7496pt" fo:padding-top="2.7496pt" fo:wrap-option="wrap" style:vertical-align="top">
        <co:border-left-theme-color>
          <value>
            <rgba>000000FF</rgba>
          </value>
        </co:border-left-theme-color>
        <co:border-bottom-theme-color>
          <value>
            <rgba>000000FF</rgba>
          </value>
        </co:border-bottom-theme-color>
      </style:table-cell-properties>
      <style:graphic-properties draw:textarea-vertical-align="top" fo:padding-bottom="2.7496pt" fo:padding-left="2.7496pt" fo:padding-right="2.7496pt" fo:padding-top="2.7496pt"/>
      <style:paragraph-properties/>
    </style:style>
    <style:style style:family="table-cell" style:name="Cell4">
      <style:table-cell-properties fo:border-bottom="0pt solid #000000" fo:border-left="0pt solid #000000" fo:border-right="0pt solid #000000" fo:border-top="none" fo:padding-bottom="2.7496pt" fo:padding-left="2.7496pt" fo:padding-right="2.7496pt" fo:padding-top="2.7496pt" fo:wrap-option="wrap" style:vertical-align="top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bottom-theme-color>
          <value>
            <rgba>000000FF</rgba>
          </value>
        </co:border-bottom-theme-color>
      </style:table-cell-properties>
      <style:graphic-properties draw:textarea-vertical-align="top" fo:padding-bottom="2.7496pt" fo:padding-left="2.7496pt" fo:padding-right="2.7496pt" fo:padding-top="2.7496pt"/>
      <style:paragraph-properties/>
      <style:text-properties fo:font-weight="bold" style:font-weight-asian="bold" style:font-weight-complex="bold"/>
    </style:style>
    <style:style style:family="table-cell" style:name="Cell7">
      <style:table-cell-properties fo:border-bottom="0pt solid #000000" fo:border-left="0pt solid #000000" fo:border-right="0pt solid #000000" fo:border-top="none" fo:padding-bottom="2.7496pt" fo:padding-left="2.7496pt" fo:padding-right="2.7496pt" fo:padding-top="2.7496pt" fo:wrap-option="wrap" style:vertical-align="top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bottom-theme-color>
          <value>
            <rgba>000000FF</rgba>
          </value>
        </co:border-bottom-theme-color>
      </style:table-cell-properties>
      <style:graphic-properties draw:textarea-vertical-align="top" fo:padding-bottom="2.7496pt" fo:padding-left="2.7496pt" fo:padding-right="2.7496pt" fo:padding-top="2.7496pt"/>
      <style:paragraph-properties/>
      <style:text-properties fo:font-family="Times New Roman" style:font-name="Times New Roman"/>
    </style:style>
  </office:automatic-styles>
  <office:body>
    <office:text>
      <text:tracked-changes text:track-changes="false"/>
      <text:p text:style-name="P1">Ответы нужно давать лаконичные, достаточно продемонстрировать понимание предмета.</text:p>
      <table:table co:columns-count="2" co:grouping-summary-below="true" co:grouping-summary-right="true" co:rows-count="13" co:show-zero-value="true" table:style-name="Table1" table:use-banding-columns-styles="false" table:use-banding-rows-styles="false" table:use-first-column-styles="false" table:use-first-row-styles="false" table:use-last-column-styles="false" table:use-last-row-styles="false">
        <table:table-column table:style-name="Col1"/>
        <table:table-column table:style-name="Col2"/>
        <table:table-row>
          <table:table-cell office:value-type="string" table:style-name="Cell2">
            <text:p text:style-name="Table_Contents">Ф.И.О.</text:p>
          </table:table-cell>
          <table:table-cell office:value-type="string" table:style-name="Cell3">
            <text:p text:style-name="Table_Contents"/>
          </table:table-cell>
        </table:table-row>
        <table:table-row>
          <table:table-cell office:value-type="string" table:number-columns-spanned="2" table:number-rows-spanned="1" table:style-name="Cell4">
            <text:p co:para-mark-style-name="T1" text:style-name="Table_Contents"><text:span text:style-name="T1">Java</text:span></text:p>
          </table:table-cell>
          <table:covered-table-cell/>
        </table:table-row>
        <table:table-row>
          <table:table-cell office:value-type="string" table:style-name="Cell5">
            <text:p text:style-name="Table_Contents">Что такое переопределение метода?</text:p>
          </table:table-cell>
          <table:table-cell office:value-type="string" table:style-name="Cell6">
            <text:p text:style-name="Table_Contents">Это возможность, которая позволяет взять метод родительского класса и создать свою реализацию в наследнике (подклассе).</text:p>
          </table:table-cell>
        </table:table-row>
        <table:table-row>
          <table:table-cell office:value-type="string" table:style-name="Cell5">
            <text:p text:style-name="Table_Contents">Какие бывают виды классов?</text:p>
          </table:table-cell>
          <table:table-cell office:value-type="string" table:style-name="Cell6">
            <text:p text:style-name="Table_Contents">Классы, которые имеются в Java:<text:line-break/>1) Обычные классы.</text:p>
            <text:p text:style-name="Standard">2) Абстрактные классы (abstract).</text:p>
            <text:p text:style-name="Standard">3) Финальные классы (final).</text:p>
            <text:p text:style-name="Standard">4) Локальные классы, которые объявляются внутри метода или блока кода.</text:p>
            <text:p text:style-name="Standard">5) Анонимный класс.</text:p>
            <text:p text:style-name="Standard">6) Статические вложенные классы (Static nested classes).</text:p>
            <text:p text:style-name="Standard">7) Нестатические вложенные классы (Inner Classes).</text:p>
          </table:table-cell>
        </table:table-row>
        <table:table-row>
          <table:table-cell office:value-type="string" table:style-name="Cell5">
            <text:p text:style-name="Table_Contents">Как и зачем можно использовать модификатор final?</text:p>
          </table:table-cell>
          <table:table-cell office:value-type="string" table:style-name="Cell6">
            <text:p text:style-name="Table_Contents">Модификатор <text:span text:style-name="T1">final</text:span><text:s text:c="1"/>используется:</text:p>
            <text:list text:style-name="numList_1" xml:id="list_1">
              <text:list-item>
                <text:p text:style-name="P2">Для классов, для того чтобы запретить наследование.</text:p>
              </text:list-item>
            </text:list>
            <text:p co:para-mark-style-name="T2" text:style-name="Standard"><text:span text:style-name="T2">final class Foo { //... }</text:span></text:p>
            <text:list text:continue-list="list_1" text:style-name="numList_1" xml:id="list_2">
              <text:list-item>
                <text:p text:style-name="P2">Для методов, чтобы запретить переопределение этих методов в дочерних классах.</text:p>
              </text:list-item>
            </text:list>
            <text:p co:para-mark-style-name="T2" text:style-name="Standard"><text:span text:style-name="T2">final void method() { //... </text:span><text:span text:style-name="T2">}</text:span></text:p>
            <text:list text:continue-list="list_1" text:style-name="numList_1" xml:id="list_3">
              <text:list-item>
                <text:p text:style-name="P2">Для переменных, чтобы значение нельзя было изменить после инициализации.</text:p>
              </text:list-item>
            </text:list>
            <text:p co:para-mark-style-name="T2" text:style-name="Standard"><text:span text:style-name="T2">final int a = 10;</text:span></text:p>
          </table:table-cell>
        </table:table-row>
        <table:table-row>
          <table:table-cell office:value-type="string" table:style-name="Cell5">
            <text:p text:style-name="Table_Contents">Какие есть варианты использования ключевого слова try?</text:p>
          </table:table-cell>
          <table:table-cell office:value-type="string" table:style-name="Cell6">
            <text:p text:style-name="Table_Contents">Конструкция <text:span text:style-name="T2">try...catch...finally</text:span><text:s text:c="1"/>используется для обработки исключений.</text:p>
            <text:p text:style-name="Standard">Оператор <text:span text:style-name="T2">try-with-resouces</text:span><text:s text:c="1"/>(try с ресурсами) используется для освобождения ресурсов (например, FileOutputStream).</text:p>
          </table:table-cell>
        </table:table-row>
        <table:table-row>
          <table:table-cell office:value-type="string" table:style-name="Cell5">
            <text:p text:style-name="Table_Contents">Какие есть стандартные реализации интерфейса List и в каких ситуациях их нужно использовать?</text:p>
          </table:table-cell>
          <table:table-cell office:value-type="string" table:style-name="Cell6">
            <text:p text:style-name="Table_Contents">Интерфейс List в Java имеет несколько реализаций:</text:p>
            <text:list text:style-name="numList_2" xml:id="list_4">
              <text:list-item>
                <text:p text:style-name="P3"><text:span text:style-name="T1">ArrayList</text:span><text:s text:c="1"/>(динамический массив);</text:p>
              </text:list-item>
              <text:list-item>
                <text:p text:style-name="P3"><text:span text:style-name="T1">LinkedList</text:span><text:s text:c="1"/>(двунаправленный список элементов);</text:p>
              </text:list-item>
              <text:list-item>
                <text:p text:style-name="P3"><text:span text:style-name="T1">Vector</text:span>. Обеспечивает те же функции, что и ArrayList, но все методы синхронизированы.</text:p>
              </text:list-item>
            </text:list>
            <text:p text:style-name="Standard">Класс ArrayList лучше использовать, когда часто требуется обращаться к элементам по индексу.</text:p>
            <text:p text:style-name="Standard"/>
            <text:p text:style-name="Standard">Класс LinkedList подходит для тех случаев, когда часто приходится вставлять или удалять элементы в середине списка. Помимо этого, LinkedList эффективен, когда требуется вставлять или удалять элементы в начале или конце списка.</text:p>
            <text:p text:style-name="Standard"/>
            <text:p text:style-name="Standard">Класс Vector является устаревшим. Можно использовать, когда требуется потокобезопасность.</text:p>
          </table:table-cell>
        </table:table-row>
        <table:table-row>
          <table:table-cell office:value-type="string" table:style-name="Cell5">
            <text:p text:style-name="Table_Contents">В чём основная идея стримов из пакета java.util.stream?</text:p>
          </table:table-cell>
          <table:table-cell office:value-type="string" table:style-name="Cell6">
            <text:p text:style-name="Table_Contents">Задача Stream API – упростить работу с наборами данных (упростить фильтрацию, сортировку и т.д.). Стримы поддерживают функциональный стиль.</text:p>
          </table:table-cell>
        </table:table-row>
        <table:table-row>
          <table:table-cell office:value-type="string" table:number-columns-spanned="2" table:number-rows-spanned="1" table:style-name="Cell4">
            <text:p co:para-mark-style-name="T1" text:style-name="Table_Contents"><text:span text:style-name="T1">Разное</text:span></text:p>
          </table:table-cell>
          <table:covered-table-cell/>
        </table:table-row>
        <table:table-row>
          <table:table-cell office:value-type="string" table:style-name="Cell5">
            <text:p text:style-name="Table_Contents">Каким критериям должна удовлетворять «хорошая» хэш-функция?</text:p>
          </table:table-cell>
          <table:table-cell office:value-type="string" table:style-name="Cell6">
            <text:p text:style-name="Standard">Хорошая хэш-функция должна удовлетворять следующим критериям:</text:p>
            <text:list text:style-name="numList_1" xml:id="list_5">
              <text:list-item>
                <text:p text:style-name="P4">Скорость вычисления.</text:p>
              </text:list-item>
              <text:list-item>
                <text:p text:style-name="P4">Минимизация числа коллизий.</text:p>
              </text:list-item>
              <text:list-item>
                <text:p text:style-name="P4">Равномерное распределение входных данных по всему диапазону возможных хешей.</text:p>
              </text:list-item>
            </text:list>
          </table:table-cell>
        </table:table-row>
        <table:table-row>
          <table:table-cell office:value-type="string" table:style-name="Cell5">
            <text:p text:style-name="Table_Contents">В чём причина популярности и широкого распространения кодировки UTF-8?</text:p>
          </table:table-cell>
          <table:table-cell office:value-type="string" table:style-name="Cell6">
            <text:p text:style-name="Table_Contents">Кодировка UTF-8 поддерживает большинство языков мира, что обеспечивает возможность отображения текста независимо от локализации пользователя. Помимо этого, UTF-8 экономит место при хранении данных, в отличие от других кодировок.</text:p>
          </table:table-cell>
        </table:table-row>
        <table:table-row>
          <table:table-cell office:value-type="string" table:style-name="Cell5">
            <text:p text:style-name="Table_Contents">Сравните форматы XML и JSON. Когда какой использовать?</text:p>
          </table:table-cell>
          <table:table-cell office:value-type="string" table:style-name="Cell7">
            <text:p co:para-mark-style-name="T3" text:style-name="Standard"><text:span text:style-name="T3">Формат XML</text:span><text:span text:style-name="T3"><text:s text:c="1"/>следует использовать, когда нужна сложная иерархическая структура и не нужна высокая скорость передачи данных по сети.</text:span></text:p>
            <text:p co:para-mark-style-name="T3" text:style-name="P5"/>
            <text:p text:style-name="Table_Contents"><text:span text:style-name="T3">Формат JSON</text:span><text:span text:style-name="T3"><text:s text:c="1"/>следует использовать, когда нужна простота обработки на стороне клиента, быстрая скорость передачи. Удобен для обмена данными в веб-приложениях и API.</text:span></text:p>
          </table:table-cell>
        </table:table-row>
        <table:table-row>
          <table:table-cell office:value-type="string" table:style-name="Cell5">
            <text:p text:style-name="Table_Contents">Опишите что будет происходить «под капотом» после ввода адреса сайта в браузере и нажатия Enter?</text:p>
          </table:table-cell>
          <table:table-cell office:value-type="string" table:style-name="Cell6">
            <text:p text:style-name="Table_Contents">После ввода адреса сайта в браузер и нажатия Enter происходит следующее:</text:p>
            <text:list text:style-name="numList_2" xml:id="list_6">
              <text:list-item>
                <text:p text:style-name="P6">браузер отправляет запрос DNS-серверу для того чтобы получить IP-адрес, по которому находится нужный сервер.</text:p>
              </text:list-item>
              <text:list-item>
                <text:p text:style-name="P6">затем устанавливается TCP-соединение с веб-сервером;</text:p>
              </text:list-item>
              <text:list-item>
                <text:p text:style-name="P6">браузер отправляет HTTP-запрос на получение страницы, сервер обрабатывает запрос и отправляет HTML-страницу;</text:p>
              </text:list-item>
              <text:list-item>
                <text:p text:style-name="P6">браузер получает ответ и отображает страницу пользователю (рендеринг).</text:p>
              </text:list-item>
            </text:list>
          </table:table-cell>
        </table:table-row>
      </table:table>
      <text:p text:style-name="Text_body"/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  <style:font-face style:name="Courier New" svg:font-family="Courier New"/>
    <style:font-face style:name="Liberation Sans" svg:font-family="Liberation Sans"/>
    <style:font-face style:name="Liberation Serif" svg:font-family="Liberation Serif"/>
    <style:font-face style:name="Wingdings" svg:font-family="Wingdings"/>
    <style:font-face style:name="XO Thames" svg:font-family="XO Thame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 style:mirror="none"/>
    </style:default-style>
    <style:default-style style:family="paragraph">
      <style:paragraph-properties fo:line-height="100%" fo:margin-bottom="0pt" fo:margin-left="0pt" fo:margin-right="0pt" fo:margin-top="0pt" fo:orphans="2" fo:text-align="start" fo:text-indent="0pt" fo:widows="2" style:tab-stop-distance="35.4614pt"/>
      <style:text-properties fo:background-color="transparent" fo:color="#000000" fo:font-family="Liberation Serif" fo:font-size="12pt" fo:letter-spacing="0pt" style:font-name="Liberation Serif" style:font-size-asian="12pt" style:font-size-complex="12pt">
        <co:background-theme-color>
          <value>
            <rgba>00000000</rgba>
          </value>
        </co:background-theme-color>
        <co:theme-color>
          <value>
            <rgba>000000FF</rgba>
          </value>
        </co:theme-color>
      </style:text-properties>
    </style:default-style>
    <style:default-style style:family="table">
      <style:table-properties table:border-model="collapsing"/>
    </style:default-style>
    <style:style style:display-name="Contents 2" style:family="paragraph" style:name="Contents_2" style:next-style-name="Standard">
      <style:paragraph-properties fo:margin-left="10pt" fo:orphans="2" fo:text-align="start" fo:text-indent="0pt" fo:widows="2"/>
      <style:text-properties fo:font-family="XO Thames" fo:font-size="14pt" style:font-name="XO Thames" style:font-size-asian="14pt" style:font-size-complex="14pt"/>
    </style:style>
    <style:style style:display-name="Contents 4" style:family="paragraph" style:name="Contents_4" style:next-style-name="Standard">
      <style:paragraph-properties fo:margin-left="30pt" fo:orphans="2" fo:text-align="start" fo:text-indent="0pt" fo:widows="2"/>
      <style:text-properties fo:font-family="XO Thames" fo:font-size="14pt" style:font-name="XO Thames" style:font-size-asian="14pt" style:font-size-complex="14pt"/>
    </style:style>
    <style:style style:display-name="Contents 6" style:family="paragraph" style:name="Contents_6" style:next-style-name="Standard">
      <style:paragraph-properties fo:margin-left="50pt" fo:orphans="2" fo:text-align="start" fo:text-indent="0pt" fo:widows="2"/>
      <style:text-properties fo:font-family="XO Thames" fo:font-size="14pt" style:font-name="XO Thames" style:font-size-asian="14pt" style:font-size-complex="14pt"/>
    </style:style>
    <style:style style:display-name="Contents 7" style:family="paragraph" style:name="Contents_7" style:next-style-name="Standard">
      <style:paragraph-properties fo:margin-left="60pt" fo:orphans="2" fo:text-align="start" fo:text-indent="0pt" fo:widows="2"/>
      <style:text-properties fo:font-family="XO Thames" fo:font-size="14pt" style:font-name="XO Thames" style:font-size-asian="14pt" style:font-size-complex="14pt"/>
    </style:style>
    <style:style co:is-default-style="true" style:display-name="Standard" style:family="paragraph" style:name="Standard"/>
    <style:style style:display-name="Endnote" style:family="paragraph" style:name="Endnote">
      <style:paragraph-properties fo:margin-left="0pt" fo:orphans="2" fo:text-align="justify" fo:text-indent="42.5448pt" fo:widows="2"/>
      <style:text-properties fo:font-family="XO Thames" fo:font-size="11pt" style:font-name="XO Thames" style:font-size-asian="11pt" style:font-size-complex="11pt"/>
    </style:style>
    <style:style style:default-outline-level="3" style:display-name="Heading 3" style:family="paragraph" style:list-style-name="" style:name="Heading_3" style:next-style-name="Standard">
      <style:paragraph-properties fo:margin-bottom="6pt" fo:margin-top="6pt" fo:orphans="2" fo:text-align="justify" fo:widows="2"/>
      <style:text-properties fo:font-family="XO Thames" fo:font-size="13pt" fo:font-weight="bold" style:font-name="XO Thames" style:font-size-asian="13pt" style:font-size-complex="13pt" style:font-weight-asian="bold" style:font-weight-complex="bold"/>
    </style:style>
    <style:style style:display-name="Index" style:family="paragraph" style:name="Index" style:next-style-name="Standard" style:parent-style-name="Standard"/>
    <style:style style:display-name="Text body" style:family="paragraph" style:name="Text_body" style:next-style-name="Standard" style:parent-style-name="Standard">
      <style:paragraph-properties fo:line-height="120%" fo:margin-bottom="7.0016pt" fo:margin-top="0pt" fo:orphans="2" fo:widows="2" loext:contextual-spacing="false"/>
    </style:style>
    <style:style style:display-name="Table Contents" style:family="paragraph" style:name="Table_Contents" style:next-style-name="Standard" style:parent-style-name="Standard"/>
    <style:style style:display-name="Contents 3" style:family="paragraph" style:name="Contents_3" style:next-style-name="Standard">
      <style:paragraph-properties fo:margin-left="20pt" fo:orphans="2" fo:text-align="start" fo:text-indent="0pt" fo:widows="2"/>
      <style:text-properties fo:font-family="XO Thames" fo:font-size="14pt" style:font-name="XO Thames" style:font-size-asian="14pt" style:font-size-complex="14pt"/>
    </style:style>
    <style:style style:display-name="Caption" style:family="paragraph" style:name="Caption" style:next-style-name="Standard" style:parent-style-name="Standard">
      <style:paragraph-properties fo:margin-bottom="6.0095pt" fo:margin-top="6.0095pt" fo:orphans="2" fo:widows="2" loext:contextual-spacing="false"/>
      <style:text-properties fo:font-size="12pt" fo:font-style="italic" style:font-size-asian="12pt" style:font-size-complex="12pt" style:font-style-asian="italic" style:font-style-complex="italic"/>
    </style:style>
    <style:style style:default-outline-level="5" style:display-name="Heading 5" style:family="paragraph" style:list-style-name="" style:name="Heading_5" style:next-style-name="Standard">
      <style:paragraph-properties fo:margin-bottom="6pt" fo:margin-top="6pt" fo:orphans="2" fo:text-align="justify" fo:widows="2"/>
      <style:text-properties fo:font-family="XO Thames" fo:font-size="11pt" fo:font-weight="bold" style:font-name="XO Thames" style:font-size-asian="11pt" style:font-size-complex="11pt" style:font-weight-asian="bold" style:font-weight-complex="bold"/>
    </style:style>
    <style:style style:display-name="List" style:family="paragraph" style:name="List" style:next-style-name="Text_body" style:parent-style-name="Text_body"/>
    <style:style style:default-outline-level="1" style:display-name="Heading 1" style:family="paragraph" style:list-style-name="" style:name="Heading_1" style:next-style-name="Standard">
      <style:paragraph-properties fo:margin-bottom="6pt" fo:margin-top="6pt" fo:orphans="2" fo:text-align="justify" fo:widows="2"/>
      <style:text-properties fo:font-family="XO Thames" fo:font-size="16pt" fo:font-weight="bold" style:font-name="XO Thames" style:font-size-asian="16pt" style:font-size-complex="16pt" style:font-weight-asian="bold" style:font-weight-complex="bold"/>
    </style:style>
    <style:style style:display-name="Internet link" style:family="paragraph" style:name="Internet_link">
      <style:text-properties fo:color="#0000FF" style:text-underline-style="solid">
        <co:theme-color>
          <value>
            <rgba>0000FFFF</rgba>
          </value>
        </co:theme-color>
      </style:text-properties>
    </style:style>
    <style:style style:display-name="Footnote" style:family="paragraph" style:name="Footnote">
      <style:paragraph-properties fo:margin-left="0pt" fo:orphans="2" fo:text-align="justify" fo:text-indent="42.5448pt" fo:widows="2"/>
      <style:text-properties fo:font-family="XO Thames" fo:font-size="11pt" style:font-name="XO Thames" style:font-size-asian="11pt" style:font-size-complex="11pt"/>
    </style:style>
    <style:style style:display-name="Contents 1" style:family="paragraph" style:name="Contents_1" style:next-style-name="Standard">
      <style:paragraph-properties fo:margin-left="0pt" fo:orphans="2" fo:text-align="start" fo:text-indent="0pt" fo:widows="2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Header and Footer" style:family="paragraph" style:name="Header_and_Footer">
      <style:paragraph-properties fo:line-height="100%" fo:orphans="2" fo:text-align="justify" fo:widows="2"/>
      <style:text-properties fo:font-family="XO Thames" fo:font-size="14pt" style:font-name="XO Thames" style:font-size-asian="14pt" style:font-size-complex="14pt"/>
    </style:style>
    <style:style style:display-name="Contents 9" style:family="paragraph" style:name="Contents_9" style:next-style-name="Standard">
      <style:paragraph-properties fo:margin-left="80pt" fo:orphans="2" fo:text-align="start" fo:text-indent="0pt" fo:widows="2"/>
      <style:text-properties fo:font-family="XO Thames" fo:font-size="14pt" style:font-name="XO Thames" style:font-size-asian="14pt" style:font-size-complex="14pt"/>
    </style:style>
    <style:style style:display-name="Contents 8" style:family="paragraph" style:name="Contents_8" style:next-style-name="Standard">
      <style:paragraph-properties fo:margin-left="70pt" fo:orphans="2" fo:text-align="start" fo:text-indent="0pt" fo:widows="2"/>
      <style:text-properties fo:font-family="XO Thames" fo:font-size="14pt" style:font-name="XO Thames" style:font-size-asian="14pt" style:font-size-complex="14pt"/>
    </style:style>
    <style:style style:display-name="Contents 5" style:family="paragraph" style:name="Contents_5" style:next-style-name="Standard">
      <style:paragraph-properties fo:margin-left="40pt" fo:orphans="2" fo:text-align="start" fo:text-indent="0pt" fo:widows="2"/>
      <style:text-properties fo:font-family="XO Thames" fo:font-size="14pt" style:font-name="XO Thames" style:font-size-asian="14pt" style:font-size-complex="14pt"/>
    </style:style>
    <style:style style:display-name="Subtitle" style:family="paragraph" style:name="Subtitle" style:next-style-name="Standard">
      <style:paragraph-properties fo:orphans="2" fo:text-align="justify" fo:widows="2"/>
      <style:text-properties fo:font-family="XO Thames" fo:font-size="12pt" fo:font-style="italic" style:font-name="XO Thames" style:font-size-asian="12pt" style:font-size-complex="12pt" style:font-style-asian="italic" style:font-style-complex="italic"/>
    </style:style>
    <style:style style:display-name="Title" style:family="paragraph" style:name="Title" style:next-style-name="Standard">
      <style:paragraph-properties fo:margin-bottom="28.35pt" fo:margin-top="28.35pt" fo:orphans="2" fo:text-align="center" fo:widows="2"/>
      <style:text-properties fo:font-family="XO Thames" fo:font-size="20pt" fo:font-weight="bold" fo:text-transform="uppercase" style:font-name="XO Thames" style:font-size-asian="20pt" style:font-size-complex="20pt" style:font-weight-asian="bold" style:font-weight-complex="bold"/>
    </style:style>
    <style:style style:default-outline-level="4" style:display-name="Heading 4" style:family="paragraph" style:list-style-name="" style:name="Heading_4" style:next-style-name="Standard">
      <style:paragraph-properties fo:margin-bottom="6pt" fo:margin-top="6pt" fo:orphans="2" fo:text-align="justify" fo:widows="2"/>
      <style:text-properties fo:font-family="XO Thames" fo:font-size="12pt" fo:font-weight="bold" style:font-name="XO Thames" style:font-size-asian="12pt" style:font-size-complex="12pt" style:font-weight-asian="bold" style:font-weight-complex="bold"/>
    </style:style>
    <style:style style:display-name="Heading" style:family="paragraph" style:name="Heading" style:next-style-name="Standard" style:parent-style-name="Standard">
      <style:paragraph-properties fo:keep-with-next="always" fo:margin-bottom="6.0095pt" fo:margin-top="11.9906pt" fo:orphans="2" fo:widows="2" loext:contextual-spacing="false"/>
      <style:text-properties fo:font-family="Liberation Sans" fo:font-size="14pt" style:font-name="Liberation Sans" style:font-size-asian="14pt" style:font-size-complex="14pt"/>
    </style:style>
    <style:style style:default-outline-level="2" style:display-name="Heading 2" style:family="paragraph" style:list-style-name="" style:name="Heading_2" style:next-style-name="Standard">
      <style:paragraph-properties fo:margin-bottom="6pt" fo:margin-top="6pt" fo:orphans="2" fo:text-align="justify" fo:widows="2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text:list-style style:name="numList_1">
      <text:list-level-style-number style:num-format="1" style:num-prefix="" style:num-suffix=")" text:level="1" text:start-value="1">
        <style:list-level-properties text:list-level-position-and-space-mode="label-alignment">
          <style:list-level-label-alignment fo:margin-left="36pt" fo:text-indent="-18pt" text:label-followed-by="listtab"/>
        </style:list-level-properties>
      </text:list-level-style-number>
      <text:list-level-style-number style:num-format="а, б, .., аа, бб, ... (ru)" style:num-prefix="" style:num-suffix=")" text:level="2" text:start-value="1">
        <style:list-level-properties text:list-level-position-and-space-mode="label-alignment">
          <style:list-level-label-alignment fo:margin-left="72pt" fo:text-indent="-18pt" text:label-followed-by="listtab"/>
        </style:list-level-properties>
      </text:list-level-style-number>
      <text:list-level-style-number style:num-format="i" style:num-prefix="" style:num-suffix=")" text:level="3" text:start-value="1">
        <style:list-level-properties fo:text-align="end" text:list-level-position-and-space-mode="label-alignment">
          <style:list-level-label-alignment fo:margin-left="108pt" fo:text-indent="-18pt" text:label-followed-by="listtab"/>
        </style:list-level-properties>
      </text:list-level-style-number>
      <text:list-level-style-number style:num-format="1" style:num-prefix="" style:num-suffix=")" text:level="4" text:start-value="1">
        <style:list-level-properties text:list-level-position-and-space-mode="label-alignment">
          <style:list-level-label-alignment fo:margin-left="144pt" fo:text-indent="-18pt" text:label-followed-by="listtab"/>
        </style:list-level-properties>
      </text:list-level-style-number>
      <text:list-level-style-number style:num-format="а, б, .., аа, бб, ... (ru)" style:num-prefix="" style:num-suffix=")" text:level="5" text:start-value="1">
        <style:list-level-properties text:list-level-position-and-space-mode="label-alignment">
          <style:list-level-label-alignment fo:margin-left="180pt" fo:text-indent="-18pt" text:label-followed-by="listtab"/>
        </style:list-level-properties>
      </text:list-level-style-number>
      <text:list-level-style-number style:num-format="i" style:num-prefix="" style:num-suffix=")" text:level="6" text:start-value="1">
        <style:list-level-properties fo:text-align="end" text:list-level-position-and-space-mode="label-alignment">
          <style:list-level-label-alignment fo:margin-left="216pt" fo:text-indent="-18pt" text:label-followed-by="listtab"/>
        </style:list-level-properties>
      </text:list-level-style-number>
      <text:list-level-style-number style:num-format="1" style:num-prefix="" style:num-suffix="." text:level="7" text:start-value="1">
        <style:list-level-properties text:list-level-position-and-space-mode="label-alignment">
          <style:list-level-label-alignment fo:margin-left="252pt" fo:text-indent="-18pt" text:label-followed-by="listtab"/>
        </style:list-level-properties>
      </text:list-level-style-number>
      <text:list-level-style-number style:num-format="а, б, .., аа, бб, ... (ru)" style:num-prefix="" style:num-suffix="." text:level="8" text:start-value="1">
        <style:list-level-properties text:list-level-position-and-space-mode="label-alignment">
          <style:list-level-label-alignment fo:margin-left="288pt" fo:text-indent="-18pt" text:label-followed-by="listtab"/>
        </style:list-level-properties>
      </text:list-level-style-number>
      <text:list-level-style-number style:num-format="i" style:num-prefix="" style:num-suffix="." text:level="9" text:start-value="1">
        <style:list-level-properties fo:text-align="end" text:list-level-position-and-space-mode="label-alignment">
          <style:list-level-label-alignment fo:margin-left="324pt" fo:text-indent="-18pt" text:label-followed-by="listtab"/>
        </style:list-level-properties>
      </text:list-level-style-number>
    </text:list-style>
    <text:list-style style:name="numList_2">
      <text:list-level-style-bullet text:bullet-char="-" text:level="1">
        <style:list-level-properties text:list-level-position-and-space-mode="label-alignment">
          <style:list-level-label-alignment fo:margin-left="36pt" fo:text-indent="-18pt" text:label-followed-by="listtab"/>
        </style:list-level-properties>
        <style:text-properties fo:font-family="Calibri" style:font-name="Calibri"/>
      </text:list-level-style-bullet>
      <text:list-level-style-bullet text:bullet-char="o" text:level="2">
        <style:list-level-properties text:list-level-position-and-space-mode="label-alignment">
          <style:list-level-label-alignment fo:margin-left="72pt" fo:text-indent="-18pt" text:label-followed-by="listtab"/>
        </style:list-level-properties>
        <style:text-properties fo:font-family="Courier New" style:font-name="Courier New"/>
      </text:list-level-style-bullet>
      <text:list-level-style-bullet text:bullet-char="" text:level="3">
        <style:list-level-properties text:list-level-position-and-space-mode="label-alignment">
          <style:list-level-label-alignment fo:margin-left="108pt" fo:text-indent="-18pt" text:label-followed-by="listtab"/>
        </style:list-level-properties>
        <style:text-properties fo:font-family="Wingdings" style:font-name="Wingdings"/>
      </text:list-level-style-bullet>
      <text:list-level-style-bullet text:bullet-char="-" text:level="4">
        <style:list-level-properties text:list-level-position-and-space-mode="label-alignment">
          <style:list-level-label-alignment fo:margin-left="144pt" fo:text-indent="-18pt" text:label-followed-by="listtab"/>
        </style:list-level-properties>
        <style:text-properties fo:font-family="Calibri" style:font-name="Calibri"/>
      </text:list-level-style-bullet>
      <text:list-level-style-bullet text:bullet-char="o" text:level="5">
        <style:list-level-properties text:list-level-position-and-space-mode="label-alignment">
          <style:list-level-label-alignment fo:margin-left="180pt" fo:text-indent="-18pt" text:label-followed-by="listtab"/>
        </style:list-level-properties>
        <style:text-properties fo:font-family="Courier New" style:font-name="Courier New"/>
      </text:list-level-style-bullet>
      <text:list-level-style-bullet text:bullet-char="" text:level="6">
        <style:list-level-properties text:list-level-position-and-space-mode="label-alignment">
          <style:list-level-label-alignment fo:margin-left="216pt" fo:text-indent="-18pt" text:label-followed-by="listtab"/>
        </style:list-level-properties>
        <style:text-properties fo:font-family="Wingdings" style:font-name="Wingdings"/>
      </text:list-level-style-bullet>
      <text:list-level-style-bullet text:bullet-char="-" text:level="7">
        <style:list-level-properties text:list-level-position-and-space-mode="label-alignment">
          <style:list-level-label-alignment fo:margin-left="252pt" fo:text-indent="-18pt" text:label-followed-by="listtab"/>
        </style:list-level-properties>
        <style:text-properties fo:font-family="Calibri" style:font-name="Calibri"/>
      </text:list-level-style-bullet>
      <text:list-level-style-bullet text:bullet-char="o" text:level="8">
        <style:list-level-properties text:list-level-position-and-space-mode="label-alignment">
          <style:list-level-label-alignment fo:margin-left="288pt" fo:text-indent="-18pt" text:label-followed-by="listtab"/>
        </style:list-level-properties>
        <style:text-properties fo:font-family="Courier New" style:font-name="Courier New"/>
      </text:list-level-style-bullet>
      <text:list-level-style-bullet text:bullet-char="" text:level="9">
        <style:list-level-properties text:list-level-position-and-space-mode="label-alignment">
          <style:list-level-label-alignment fo:margin-left="324pt" fo:text-indent="-18pt" text:label-followed-by="listtab"/>
        </style:list-level-properties>
        <style:text-properties fo:font-family="Wingdings" style:font-name="Wingdings"/>
      </text:list-level-style-bullet>
    </text:list-style>
    <text:notes-configuration co:endnotes-position="document-end" style:num-format="i" text:note-class="endnote" text:start-numbering-at="document"/>
  </office:styles>
  <office:automatic-styles>
    <style:page-layout style:name="PM1">
      <style:page-layout-properties fo:margin-bottom="56.6929pt" fo:margin-left="56.6929pt" fo:margin-right="56.6929pt" fo:margin-top="56.6929pt" fo:page-height="792.0005pt" fo:page-width="612.0004pt" style:num-format="1">
        <style:footnote-sep style:adjustment="left" style:color="#000000" style:distance-after-sep="2.863pt" style:distance-before-sep="2.863pt" style:line-style="solid" style:rel-width="25%" style:width="0.018cm"/>
      </style:page-layout-properties>
    </style:page-layout>
  </office:automatic-styles>
  <office:master-styles>
    <style:master-page co:use-title-header-footer="false" style:name="Standard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38</meta:generator>
    <meta:creation-date>2017-10-20T23:40:51</meta:creation-date>
    <dc:date>2025-12-25T16:39:52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0="urn:schemas-microsoft-com:office:word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2ac="http://schemas.microsoft.com/office/spreadsheetml/2011/1/ac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63000"/>
                  <a:satMod val="300000"/>
                </a:schemeClr>
              </a:gs>
              <a:gs pos="100000">
                <a:schemeClr val="phClr">
                  <a:tint val="8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 w="6350">
            <a:solidFill>
              <a:schemeClr val="phClr">
                <a:shade val="95000"/>
                <a:satMod val="105000"/>
              </a:schemeClr>
            </a:solidFill>
            <a:prstDash val="solid"/>
          </a:ln>
          <a:ln w="12700">
            <a:solidFill>
              <a:schemeClr val="phClr"/>
            </a:solidFill>
            <a:prstDash val="solid"/>
          </a:ln>
          <a:ln w="19050">
            <a:solidFill>
              <a:schemeClr val="phClr"/>
            </a:solidFill>
            <a:prstDash val="solid"/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60000"/>
                  <a:satMod val="350000"/>
                </a:schemeClr>
              </a:gs>
              <a:gs pos="40000">
                <a:schemeClr val="phClr">
                  <a:tint val="5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2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